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top" draw:auto-grow-height="false" fo:min-height="2.466cm" fo:min-width="5.142cm"/>
      <style:paragraph-properties style:writing-mode="lr-tb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0.536cm" fo:min-width="5.142cm"/>
      <style:paragraph-properties style:writing-mode="lr-tb"/>
    </style:style>
    <style:style style:name="gr3" style:family="graphic" style:parent-style-name="standard">
      <style:graphic-properties draw:fill-color="#ffffff" draw:textarea-horizontal-align="justify" draw:textarea-vertical-align="top" draw:auto-grow-height="false" fo:min-height="2.413cm" fo:min-width="5.85cm"/>
      <style:paragraph-properties style:writing-mode="lr-tb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0.558cm" fo:min-width="5.85cm"/>
      <style:paragraph-properties style:writing-mode="lr-tb"/>
    </style:style>
    <style:style style:name="gr5" style:family="graphic" style:parent-style-name="standard">
      <style:graphic-properties draw:fill-color="#ffffff" draw:textarea-horizontal-align="justify" draw:textarea-vertical-align="top" draw:auto-grow-height="false" fo:min-height="1.015cm" fo:min-width="5.549cm"/>
      <style:paragraph-properties style:writing-mode="lr-tb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0.558cm" fo:min-width="5.549cm"/>
      <style:paragraph-properties style:writing-mode="lr-tb"/>
    </style:style>
    <style:style style:name="gr7" style:family="graphic" style:parent-style-name="standard">
      <style:graphic-properties draw:fill-color="#ffffff" draw:textarea-horizontal-align="justify" draw:textarea-vertical-align="top" draw:auto-grow-height="false" fo:min-height="1.051cm" fo:min-width="5.596cm"/>
      <style:paragraph-properties style:writing-mode="lr-tb"/>
    </style:style>
    <style:style style:name="gr8" style:family="graphic" style:parent-style-name="standard">
      <style:graphic-properties draw:fill-color="#ffffff" draw:textarea-horizontal-align="justify" draw:textarea-vertical-align="middle" draw:auto-grow-height="false" fo:min-height="0.558cm" fo:min-width="5.596cm"/>
      <style:paragraph-properties style:writing-mode="lr-tb"/>
    </style:style>
    <style:style style:name="gr9" style:family="graphic" style:parent-style-name="standard">
      <style:graphic-properties svg:stroke-width="0.152cm" svg:stroke-color="#2cee0e" draw:marker-start-width="0.427cm" draw:marker-end-width="0.427cm" draw:fill-color="#2cee0e" draw:textarea-vertical-align="middle" fo:padding-top="0.2cm" fo:padding-bottom="0.2cm" fo:padding-left="0.325cm" fo:padding-right="0.325cm"/>
    </style:style>
    <style:style style:name="gr10" style:family="graphic" style:parent-style-name="objectwithoutfill">
      <style:graphic-properties svg:stroke-width="0.152cm" svg:stroke-color="#ffd74c" draw:marker-start="Arrow" draw:marker-start-width="0.527cm" draw:marker-end="Arrow" draw:marker-end-width="0.527cm" draw:fill="solid" draw:textarea-vertical-align="middle" fo:padding-top="0.2cm" fo:padding-bottom="0.2cm" fo:padding-left="0.325cm" fo:padding-right="0.325cm"/>
      <style:paragraph-properties style:writing-mode="lr-tb"/>
    </style:style>
    <style:style style:name="gr11" style:family="graphic" style:parent-style-name="objectwithoutfill">
      <style:graphic-properties svg:stroke-width="0.152cm" svg:stroke-color="#ffd74c" draw:marker-start="Arrow" draw:marker-start-width="0.527cm" draw:marker-end="Arrow" draw:marker-end-width="0.527cm" draw:fill="solid" draw:textarea-vertical-align="middle" fo:padding-top="0.2cm" fo:padding-bottom="0.2cm" fo:padding-left="0.325cm" fo:padding-right="0.325cm"/>
    </style:style>
    <style:style style:name="gr12" style:family="graphic" style:parent-style-name="standard">
      <style:graphic-properties draw:stroke="none" draw:fill="none" fo:min-height="0.789cm"/>
      <style:paragraph-properties style:writing-mode="lr-tb"/>
    </style:style>
    <style:style style:name="gr13" style:family="graphic" style:parent-style-name="standard">
      <style:graphic-properties draw:stroke="solid" svg:stroke-color="#000000" draw:fill="none" draw:fill-color="#ffffff" fo:min-height="0.712cm"/>
      <style:paragraph-properties style:writing-mode="lr-tb"/>
    </style:style>
    <style:style style:name="gr14" style:family="graphic" style:parent-style-name="standard">
      <style:graphic-properties svg:stroke-color="#000000" draw:fill="none" draw:textarea-horizontal-align="justify" draw:textarea-vertical-align="middle" draw:auto-grow-height="false" fo:min-height="10.418cm" fo:min-width="25.916cm" draw:shadow="hidden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paragraph-properties fo:text-align="start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P4" style:family="paragraph">
      <loext:graphic-properties draw:fill-color="#ffffff"/>
      <style:paragraph-properties fo:text-align="center"/>
      <style:text-properties fo:font-size="14pt" style:font-size-asian="14pt" style:font-size-complex="14pt"/>
    </style:style>
    <style:style style:name="P5" style:family="paragraph">
      <loext:graphic-properties draw:fill-color="#2cee0e"/>
      <style:paragraph-properties fo:text-align="center"/>
    </style:style>
    <style:style style:name="P6" style:family="paragraph">
      <loext:graphic-properties draw:fill="solid"/>
      <style:paragraph-properties fo:text-align="center"/>
      <style:text-properties fo:font-weight="bold" style:font-weight-asian="bold" style:font-weight-complex="bold"/>
    </style:style>
    <style:style style:name="P7" style:family="paragraph">
      <style:paragraph-properties fo:margin-left="0cm" fo:margin-right="0cm" fo:margin-top="0cm" fo:margin-bottom="0cm" fo:line-height="100%" fo:text-align="center" fo:text-indent="0cm"/>
    </style:style>
    <style:style style:name="P8" style:family="paragraph">
      <style:paragraph-properties fo:text-align="center"/>
    </style:style>
    <style:style style:name="P9" style:family="paragraph">
      <loext:graphic-properties draw:fill="solid"/>
      <style:paragraph-properties fo:text-align="center"/>
    </style:style>
    <style:style style:name="P10" style:family="paragraph">
      <style:text-properties fo:font-size="10pt"/>
    </style:style>
    <style:style style:name="P11" style:family="paragraph">
      <loext:graphic-properties draw:fill="none"/>
      <style:text-properties fo:font-size="10pt"/>
    </style:style>
    <style:style style:name="P12" style:family="paragraph">
      <loext:graphic-properties draw:fill="none" draw:fill-color="#ffffff"/>
    </style:style>
    <style:style style:name="P13" style:family="paragraph">
      <loext:graphic-properties draw:fill="none"/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background-color="#2cee0e"/>
    </style:style>
    <style:style style:name="T3" style:family="text">
      <style:text-properties fo:background-color="#fde9a9"/>
    </style:style>
    <style:style style:name="T4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4" draw:id="id4" draw:layer="layout" svg:width="5.642cm" svg:height="2.716cm" svg:x="21.209cm" svg:y="5.821cm">
          <text:list text:style-name="L1">
            <text:list-item>
              <text:p text:style-name="P1">BDD</text:p>
            </text:list-item>
            <text:list-item>
              <text:p text:style-name="P1">BROKER MQTT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2" draw:text-style-name="P4" xml:id="id6" draw:id="id6" draw:layer="layout" svg:width="5.642cm" svg:height="0.786cm" svg:x="21.209cm" svg:y="5.043cm">
          <text:p text:style-name="P3"><text:span text:style-name="T1">SERVEUR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1" draw:id="id1" draw:layer="layout" svg:width="6.35cm" svg:height="2.663cm" svg:x="11.277cm" svg:y="5.863cm">
          <text:list text:style-name="L1">
            <text:list-header>
              <text:p text:style-name="P1"><text:span text:style-name="T2">SERVEUR DHCP</text:span></text:p>
              <text:p text:style-name="P1"><text:span text:style-name="T3">BROKER MQTT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4" draw:text-style-name="P4" xml:id="id5" draw:id="id5" draw:layer="layout" svg:width="6.35cm" svg:height="0.808cm" svg:x="11.277cm" svg:y="5.055cm">
          <text:p text:style-name="P3"><text:span text:style-name="T1">GW-MAIN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6.049cm" svg:height="1.265cm" svg:x="4.365cm" svg:y="11.901cm">
          <text:list text:style-name="L1">
            <text:list-header>
              <text:p text:style-name="P1"><text:span text:style-name="T3">BROKER MQTT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6" draw:text-style-name="P4" xml:id="id2" draw:id="id2" draw:layer="layout" svg:width="6.049cm" svg:height="0.808cm" svg:x="4.365cm" svg:y="11.093cm">
          <text:p text:style-name="P3"><text:span text:style-name="T1">GW-BATIMENT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6.096cm" svg:height="1.301cm" svg:x="20.386cm" svg:y="11.891cm">
          <text:list text:style-name="L1">
            <text:list-header>
              <text:p text:style-name="P1"><text:span text:style-name="T3">BROKER MQTT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8" draw:text-style-name="P4" xml:id="id3" draw:id="id3" draw:layer="layout" svg:width="6.096cm" svg:height="0.808cm" svg:x="20.386cm" svg:y="11.083cm">
          <text:p text:style-name="P3"><text:span text:style-name="T1">BOX</text:span>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svg:x1="11.277cm" svg:y1="7.194cm" svg:x2="7.389cm" svg:y2="11.093cm" draw:start-shape="id1" draw:start-glue-point="3" draw:end-shape="id2" draw:end-glue-point="0" svg:d="M11277 7194h-3888v3899" svg:viewBox="0 0 3889 3900">
          <text:p/>
        </draw:connector>
        <draw:connector draw:style-name="gr9" draw:text-style-name="P5" draw:layer="layout" svg:x1="14.452cm" svg:y1="8.526cm" svg:x2="23.434cm" svg:y2="11.083cm" draw:start-shape="id1" draw:start-glue-point="2" draw:end-shape="id3" draw:end-glue-point="0" svg:d="M14452 8526v1278h8982v1279" svg:viewBox="0 0 8983 2558">
          <text:p/>
        </draw:connector>
        <draw:connector draw:style-name="gr9" draw:text-style-name="P5" draw:layer="layout" svg:x1="17.627cm" svg:y1="7.194cm" svg:x2="21.209cm" svg:y2="7.179cm" draw:start-shape="id1" draw:start-glue-point="1" draw:end-shape="id4" draw:end-glue-point="3" svg:d="M17627 7194h1791v-15h1791" svg:viewBox="0 0 3583 16">
          <text:p/>
        </draw:connector>
        <draw:connector draw:style-name="gr10" draw:text-style-name="P6" draw:layer="layout" draw:type="lines" svg:x1="20.386cm" svg:y1="11.487cm" svg:x2="10.414cm" svg:y2="11.497cm" draw:start-shape="id3" draw:start-glue-point="3" draw:end-shape="id2" draw:end-glue-point="1" svg:d="M20386 11487h-501l-8971 10h-500" svg:viewBox="0 0 9973 11">
          <text:p text:style-name="P8"><text:span text:style-name="T4"/></text:p>
        </draw:connector>
        <draw:connector draw:style-name="gr10" draw:text-style-name="P9" draw:layer="layout" draw:line-skew="-2.72cm" svg:x1="4.365cm" svg:y1="11.497cm" svg:x2="11.277cm" svg:y2="5.459cm" draw:start-shape="id2" draw:start-glue-point="3" draw:end-shape="id5" draw:end-glue-point="3" svg:d="M4365 11497h-3222v-6038h10134" svg:viewBox="0 0 10135 6039">
          <text:p text:style-name="P7"><text:span text:style-name="T4">MQTT(pub/sub)</text:span></text:p>
          <text:p text:style-name="P8"/>
        </draw:connector>
        <draw:connector draw:style-name="gr11" draw:text-style-name="P9" draw:layer="layout" draw:type="lines" svg:x1="17.627cm" svg:y1="5.459cm" svg:x2="21.209cm" svg:y2="5.436cm" draw:start-shape="id5" draw:start-glue-point="1" draw:end-shape="id6" draw:end-glue-point="3" svg:d="M17627 5459h501l2580-23h501" svg:viewBox="0 0 3583 24">
          <text:p/>
        </draw:connector>
        <draw:frame draw:style-name="gr12" draw:text-style-name="P11" draw:layer="layout" svg:width="3.3cm" svg:height="1.039cm" svg:x="17.909cm" svg:y="5.154cm">
          <draw:text-box>
            <text:p text:style-name="P10"><text:span text:style-name="T4">MQTT(pub/sub)</text:span></text:p>
          </draw:text-box>
        </draw:frame>
        <draw:frame draw:style-name="gr12" draw:text-style-name="P11" draw:layer="layout" svg:width="3.3cm" svg:height="1.039cm" svg:x="3.909cm" svg:y="5.155cm">
          <draw:text-box>
            <text:p text:style-name="P10"><text:span text:style-name="T4">MQTT(pub/sub)</text:span></text:p>
          </draw:text-box>
        </draw:frame>
        <draw:frame draw:style-name="gr12" draw:text-style-name="P11" draw:layer="layout" svg:width="3.3cm" svg:height="1.039cm" svg:x="13.909cm" svg:y="11.155cm">
          <draw:text-box>
            <text:p text:style-name="P10"><text:span text:style-name="T4">MQTT(pub/sub)</text:span></text:p>
          </draw:text-box>
        </draw:frame>
        <draw:frame draw:style-name="gr13" draw:text-style-name="P12" draw:layer="layout" svg:width="6.35cm" svg:height="0.962cm" svg:x="0.873cm" svg:y="2.451cm">
          <draw:text-box>
            <text:p>Interactions Entitées </text:p>
          </draw:text-box>
        </draw:frame>
        <draw:custom-shape draw:style-name="gr14" draw:text-style-name="P13" draw:layer="layout" svg:width="26.416cm" svg:height="10.668cm" svg:x="0.873cm" svg:y="3.413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08T11:37:13.161125462</meta:creation-date>
    <dc:date>2021-04-08T15:30:44.272156312</dc:date>
    <meta:editing-duration>PT3H42M28S</meta:editing-duration>
    <meta:editing-cycles>3</meta:editing-cycles>
    <meta:generator>LibreOffice/6.4.6.2$Linux_X86_64 LibreOffice_project/40$Build-2</meta:generator>
    <meta:document-statistic meta:object-count="19"/>
  </office:meta>
</office:document-meta>
</file>